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Seldom, however, are monsters as uncomplicated in their use and manufacture as the demons that haunt Sir Bors. Allegory may flatten a monster rather thin, as when the vivacious demon of the Anglo-Saxon hagiographic poem <text:span text:style-name="T1">Juliana</text:span> becomes the one-sided complainer of Cynewulf’s <text:span text:style-name="T1">Elene</text:span><text:span text:style-name="T2">. </text:span>More often, however, the monster retains a haunting complexity. The dense symbolism that makes a thick description of the monsters in Spenser, Milton, and even <text:span text:style-name="T1">Beowulf</text:span> so challenging reminds us how permeable the monstrous body can be, how difficult to dissect. This corporal fluidity, this simultaneity of anxiety and desire, ensures that the monster will always dangerously entice. A certain intrigue is allowed even Vincent of Beauvais’s well-endowed cynocephalus, for he occupies a textual space of allure before his necessary dismissal, during which he is granted an undeniable charm. The monstrous lurks somewhere in that ambiguous, primal space between fear and attraction, close to the heart of what Kristeva calls “abjection”:</text:p>
      <text:p text:style-name="P2">There looms, within abjection, one of those violent, dark revolts of being, directed against a threat that seems to emanate from an exorbitant outside or inside, ejected beyond the scope of the possible, the tolerable, the thinkable. It lies there, quite close, but it cannot be assimilated. It beseeches, worries, fascinates desire, which, nonetheless, does not let itself be seduced. Apprehensive, desire turns aside; sickened, it rejects. … But simultaneously, just the same, that impetus, that spasm, that leap is drawn toward an elsewhere as tempting as it is condemned. Unflaggingly, like an inescapable boomerang, a vortex of summons and repulsion places the one haunted by it literally beside himself.<text:note text:id="ftn1" text:note-class="footnote"><text:note-citation>1</text:note-citation><text:note-body><text:p text:style-name="Footnote">Julia Kristeva, <text:span text:style-name="T1">The Powers of Horror: An Essay on Abjection,</text:span> trans. Leon S. Roudiez (New York: Columbia University Press, 1982), 1.</text:p></text:note-body></text:note></text:p>
      <text:p text:style-name="First_20_paragraph">And the self that one stands so suddenly and so nervously beside is the monster. The monster is the abjected fragment that e.1ables the formation of all kinds of identities—personal, national, cultural, economic, sexual, psychological, universal, particular (even if that “particular” identity is an embrace of the power/status/knowledge of abjection itself); as such it reveals their partiality, their contiguity. A product of a multitude of morphogeneses (ranging from somatic to ethnic) that align themselves to imbue meaning to the Us and Them behind every cultural mode of seeing, the monster of abjection resides in that marginal geography of the Exterior, beyond the limits of the Thinkable, a place that is doubly dangerous: simultaneously “exorbitant” and “quite close.” Judith Butler calls this conceptual locus “a domain of unlivability and unintelligibility that bounds the domain of intelligible effects,” but points out that even when discursively closed off, it offers a base for critique, a margin from which to reread dominant paradigms.<text:note text:id="ftn2" text:note-class="footnote"><text:note-citation>2</text:note-citation><text:note-body><text:p text:style-name="Footnote">Judith Butler, <text:span text:style-name="T1">Bodies That Matter: On the Discursive Limits of </text:span>“<text:span text:style-name="T1">Sex</text:span>” (New York: Monster Culture (Seven Theses) 25 Routledge, 1993), 22. Both Butler and I have in mind here Foucault’s notion of an emancipation of thought “from what it silently thinks” that will allow “it to think differently.” Michel Foucault, <text:span text:style-name="T1">The Use of Pleasure,</text:span> trans. Robert Hurley (New York: Vintage, 1985), 9. Michael Uebel amplifies and applies this practice to the monster in his essay in this volume.</text:p></text:note-body></text:note> Like Grendel thundering from the mere or Dracula creeping from the grave, like Kristeva’s “boomer- ang, a vortex of summons” or the uncanny Freudian-Lacanian return of the repressed, the monster is always coming back, always at the verge of irruption. Perhaps it is time to ask the question that always arises when the monster is discussed seriously (the inevitability of the question a symptom of the deep anxiety about what is and what should be thinkable, an anxiety that the process of monster theory is destined to raise): Do monsters really exist? Surely they <text:soft-page-break/>must, for if they did not, how could we?</text:p>
      <text:h text:style-name="Heading_20_4" text:outline-level="4"><text:bookmark-start text:name="thesis-vii-the-monster-stands-at-the-threshold-of-becoming"/>Thesis VII: The Monster Stands at the Threshold… of Becoming<text:bookmark-end text:name="thesis-vii-the-monster-stands-at-the-threshold-of-becoming"/></text:h>
      <text:p text:style-name="First_20_paragraph">“This thing of darkness I acknowledge mine.” Monsters are our children. They can be pushed to the farthest margins of geography and discourse, hidden away at the edges of the world and in the forbidden recesses of our mind, but they always return. And when they come back, they bring not just a fuller knowledge of our place in history and the history of knowing our place, but they bear selfknowledge, human knowledge—and a discourse all the more sacred as it arises from the Outside. These monsters ask us how we perceive the world, and how we have misrepresented what we have attempted to place. They ask us to reevaluate our cultural assumptions about race, gender, sexuality, our perception of difference, our tolerance toward its expression. They ask us why we have created them.</text:p>
      <text:p text:style-name="Horizontal_20_Line"/>
      <text:p text:style-name="First_20_paragraph">Not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
    <dc:description/>
    <dc:subject/>
    <meta:keyword/>
    <meta:initial-creator/>
    <dc:creator>Gabriel Torem</dc:creator>
    <meta:creation-date>2025-08-11T23:57:26Z</meta:creation-date>
    <dc:date>2025-09-09T03:02:41.665379297</dc:date>
    <meta:editing-duration>PT48S</meta:editing-duration>
    <meta:editing-cycles>1</meta:editing-cycles>
    <meta:document-statistic meta:table-count="0" meta:image-count="0" meta:object-count="0" meta:page-count="2" meta:paragraph-count="9" meta:word-count="773" meta:character-count="4847" meta:non-whitespace-character-count="4084"/>
  </office:meta>
</office:document-meta>
</file>